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SC" svg:font-family="'Source Han Sans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575in"/>
    </style:style>
    <style:style style:name="co3" style:family="table-column">
      <style:table-column-properties fo:break-before="auto" style:column-width="0.1957in"/>
    </style:style>
    <style:style style:name="co4" style:family="table-column">
      <style:table-column-properties fo:break-before="auto" style:column-width="0.85in"/>
    </style:style>
    <style:style style:name="co5" style:family="table-column">
      <style:table-column-properties fo:break-before="auto" style:column-width="1.2252in"/>
    </style:style>
    <style:style style:name="co6" style:family="table-column">
      <style:table-column-properties fo:break-before="auto" style:column-width="0.753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8in" svg:height="3.5429in" svg:x="11.9268in" svg:y="2.7886in">
            <draw:object draw:notify-on-update-of-ranges="Sheet1.I5:Sheet1.R5 Sheet1.I6:Sheet1.R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6.2988in" svg:height="3.5429in" svg:x="11.8406in" svg:y="6.8161in">
            <draw:object draw:notify-on-update-of-ranges="Sheet1.I5:Sheet1.R5 Sheet1.I7:Sheet1.R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2" draw:style-name="gr1" draw:text-style-name="P1" svg:width="6.2988in" svg:height="3.5429in" svg:x="11.9055in" svg:y="11.8878in">
            <draw:object draw:notify-on-update-of-ranges="Sheet1.I5:Sheet1.R5 Sheet1.I8:Sheet1.R8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6.2988in" svg:height="3.5429in" svg:x="4.0028in" svg:y="2.4752in">
            <draw:object draw:notify-on-update-of-ranges="Sheet1.I5:Sheet1.R5 Sheet1.I5:Sheet1.R5 Sheet1.I6:Sheet1.R6 Sheet1.I5:Sheet1.R5 Sheet1.I7:Sheet1.R7 Sheet1.I5:Sheet1.R5 Sheet1.I8:Sheet1.R8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number-columns-repeated="5" table:default-cell-style-name="Default"/>
        <table:table-column table:style-name="co2" table:default-cell-style-name="Default"/>
        <table:table-column table:style-name="co1" table:number-columns-repeated="12" table:default-cell-style-name="Default"/>
        <table:table-row table:style-name="ro1" table:number-rows-repeated="4">
          <table:table-cell table:number-columns-repeated="1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Load time</text:p>
          </table:table-cell>
          <table:table-cell office:value-type="string" calcext:value-type="string">
            <text:p>calc tim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x pagreitejimas</text:p>
          </table:table-cell>
          <table:table-cell/>
          <table:table-cell office:value-type="string" calcext:value-type="string">
            <text:p>Procesoriai</text:p>
          </table:table-cell>
          <table:table-cell office:value-type="float" office:value="2" calcext:value-type="float">
            <text:p>2</text:p>
          </table:table-cell>
          <table:table-cell table:formula="of:=[.I5]*2" office:value-type="float" office:value="4" calcext:value-type="float">
            <text:p>4</text:p>
          </table:table-cell>
          <table:table-cell table:formula="of:=[.J5]*2" office:value-type="float" office:value="8" calcext:value-type="float">
            <text:p>8</text:p>
          </table:table-cell>
          <table:table-cell table:formula="of:=[.K5]*2" office:value-type="float" office:value="16" calcext:value-type="float">
            <text:p>16</text:p>
          </table:table-cell>
          <table:table-cell table:formula="of:=[.L5]*2" office:value-type="float" office:value="32" calcext:value-type="float">
            <text:p>32</text:p>
          </table:table-cell>
          <table:table-cell table:formula="of:=[.M5]*2" office:value-type="float" office:value="64" calcext:value-type="float">
            <text:p>64</text:p>
          </table:table-cell>
          <table:table-cell table:formula="of:=[.N5]*2" office:value-type="float" office:value="128" calcext:value-type="float">
            <text:p>128</text:p>
          </table:table-cell>
          <table:table-cell table:formula="of:=[.O5]*2" office:value-type="float" office:value="256" calcext:value-type="float">
            <text:p>256</text:p>
          </table:table-cell>
          <table:table-cell table:formula="of:=[.P5]*2" office:value-type="float" office:value="512" calcext:value-type="float">
            <text:p>512</text:p>
          </table:table-cell>
          <table:table-cell table:formula="of:=[.Q5]*2" office:value-type="float" office:value="1024" calcext:value-type="float">
            <text:p>1024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0.39" calcext:value-type="float">
            <text:p>0.39</text:p>
          </table:table-cell>
          <table:table-cell office:value-type="float" office:value="1.85" calcext:value-type="float">
            <text:p>1.85</text:p>
          </table:table-cell>
          <table:table-cell table:formula="of:=[.B6]/([.B6]+[.C6])" office:value-type="float" office:value="0.174107142857143" calcext:value-type="float">
            <text:p>0.174107142857143</text:p>
          </table:table-cell>
          <table:table-cell table:formula="of:=1-[.D6]" office:value-type="float" office:value="0.825892857142857" calcext:value-type="float">
            <text:p>0.825892857142857</text:p>
          </table:table-cell>
          <table:table-cell table:formula="of:=1/[.D6]" office:value-type="float" office:value="5.74358974358974" calcext:value-type="float">
            <text:p>5.74358974358974</text:p>
          </table:table-cell>
          <table:table-cell/>
          <table:table-cell table:style-name="ce1" office:value-type="string" calcext:value-type="string" table:number-columns-spanned="1" table:number-rows-spanned="3">
            <text:p>s_p</text:p>
          </table:table-cell>
          <table:table-cell table:formula="of:=1/([.$D6]+[.$E6]/[.I$5])" office:value-type="float" office:value="1.70342205323194" calcext:value-type="float">
            <text:p>1.70342205323194</text:p>
          </table:table-cell>
          <table:table-cell table:formula="of:=1/([.$D6]+[.$E6]/[.J$5])" office:value-type="float" office:value="2.62756598240469" calcext:value-type="float">
            <text:p>2.62756598240469</text:p>
          </table:table-cell>
          <table:table-cell table:formula="of:=1/([.$D6]+[.$E6]/[.K$5])" office:value-type="float" office:value="3.6056338028169" calcext:value-type="float">
            <text:p>3.6056338028169</text:p>
          </table:table-cell>
          <table:table-cell table:formula="of:=1/([.$D6]+[.$E6]/[.L$5])" office:value-type="float" office:value="4.43016069221261" calcext:value-type="float">
            <text:p>4.43016069221261</text:p>
          </table:table-cell>
          <table:table-cell table:formula="of:=1/([.$D6]+[.$E6]/[.M$5])" office:value-type="float" office:value="5.00209351011863" calcext:value-type="float">
            <text:p>5.00209351011863</text:p>
          </table:table-cell>
          <table:table-cell table:formula="of:=1/([.$D6]+[.$E6]/[.N$5])" office:value-type="float" office:value="5.34725848563969" calcext:value-type="float">
            <text:p>5.34725848563969</text:p>
          </table:table-cell>
          <table:table-cell table:formula="of:=1/([.$D6]+[.$E6]/[.O$5])" office:value-type="float" office:value="5.53834266949971" calcext:value-type="float">
            <text:p>5.53834266949971</text:p>
          </table:table-cell>
          <table:table-cell table:formula="of:=1/([.$D6]+[.$E6]/[.P$5])" office:value-type="float" office:value="5.63909922312912" calcext:value-type="float">
            <text:p>5.63909922312912</text:p>
          </table:table-cell>
          <table:table-cell table:formula="of:=1/([.$D6]+[.$E6]/[.Q$5])" office:value-type="float" office:value="5.69086488364015" calcext:value-type="float">
            <text:p>5.69086488364015</text:p>
          </table:table-cell>
          <table:table-cell table:formula="of:=1/([.$D6]+[.$E6]/[.R$5])" office:value-type="float" office:value="5.71710575509085" calcext:value-type="float">
            <text:p>5.71710575509085</text:p>
          </table:table-cell>
        </table:table-row>
        <table:table-row table:style-name="ro1">
          <table:table-cell office:value-type="float" office:value="40000" calcext:value-type="float">
            <text:p>40000</text:p>
          </table:table-cell>
          <table:table-cell table:formula="of:=(0.79+0.78+0.79)/3" office:value-type="float" office:value="0.786666666666667" calcext:value-type="float">
            <text:p>0.786666666666667</text:p>
          </table:table-cell>
          <table:table-cell table:formula="of:=(7.42+7.48+7.45)/3" office:value-type="float" office:value="7.45" calcext:value-type="float">
            <text:p>7.45</text:p>
          </table:table-cell>
          <table:table-cell table:formula="of:=[.B7]/([.B7]+[.C7])" office:value-type="float" office:value="0.0955078915418859" calcext:value-type="float">
            <text:p>0.0955078915418859</text:p>
          </table:table-cell>
          <table:table-cell table:formula="of:=1-[.D7]" office:value-type="float" office:value="0.904492108458114" calcext:value-type="float">
            <text:p>0.904492108458114</text:p>
          </table:table-cell>
          <table:table-cell table:formula="of:=1/[.D7]" office:value-type="float" office:value="10.4703389830508" calcext:value-type="float">
            <text:p>10.4703389830508</text:p>
          </table:table-cell>
          <table:table-cell/>
          <table:covered-table-cell/>
          <table:table-cell table:formula="of:=1/([.$D7]+[.$E7]/[.I$5])" office:value-type="float" office:value="1.8256372367935" calcext:value-type="float">
            <text:p>1.8256372367935</text:p>
          </table:table-cell>
          <table:table-cell table:formula="of:=1/([.$D7]+[.$E7]/[.J$5])" office:value-type="float" office:value="3.10915382195659" calcext:value-type="float">
            <text:p>3.10915382195659</text:p>
          </table:table-cell>
          <table:table-cell table:formula="of:=1/([.$D7]+[.$E7]/[.K$5])" office:value-type="float" office:value="4.79456706281834" calcext:value-type="float">
            <text:p>4.79456706281834</text:p>
          </table:table-cell>
          <table:table-cell table:formula="of:=1/([.$D7]+[.$E7]/[.L$5])" office:value-type="float" office:value="6.57727499584096" calcext:value-type="float">
            <text:p>6.57727499584096</text:p>
          </table:table-cell>
          <table:table-cell table:formula="of:=1/([.$D7]+[.$E7]/[.M$5])" office:value-type="float" office:value="8.07928885255952" calcext:value-type="float">
            <text:p>8.07928885255952</text:p>
          </table:table-cell>
          <table:table-cell table:formula="of:=1/([.$D7]+[.$E7]/[.N$5])" office:value-type="float" office:value="9.12071053693984" calcext:value-type="float">
            <text:p>9.12071053693984</text:p>
          </table:table-cell>
          <table:table-cell table:formula="of:=1/([.$D7]+[.$E7]/[.O$5])" office:value-type="float" office:value="9.74903677218506" calcext:value-type="float">
            <text:p>9.74903677218506</text:p>
          </table:table-cell>
          <table:table-cell table:formula="of:=1/([.$D7]+[.$E7]/[.P$5])" office:value-type="float" office:value="10.0968220778599" calcext:value-type="float">
            <text:p>10.0968220778599</text:p>
          </table:table-cell>
          <table:table-cell table:formula="of:=1/([.$D7]+[.$E7]/[.Q$5])" office:value-type="float" office:value="10.2801888402252" calcext:value-type="float">
            <text:p>10.2801888402252</text:p>
          </table:table-cell>
          <table:table-cell table:formula="of:=1/([.$D7]+[.$E7]/[.R$5])" office:value-type="float" office:value="10.3743926789368" calcext:value-type="float">
            <text:p>10.3743926789368</text:p>
          </table:table-cell>
        </table:table-row>
        <table:table-row table:style-name="ro1">
          <table:table-cell office:value-type="float" office:value="80000" calcext:value-type="float">
            <text:p>80000</text:p>
          </table:table-cell>
          <table:table-cell table:formula="of:=(1.56+1.59+1.65)/3" office:value-type="float" office:value="1.6" calcext:value-type="float">
            <text:p>1.6</text:p>
          </table:table-cell>
          <table:table-cell table:formula="of:=(30.82+30.09+30.01)/3" office:value-type="float" office:value="30.3066666666667" calcext:value-type="float">
            <text:p>30.3066666666667</text:p>
          </table:table-cell>
          <table:table-cell table:formula="of:=[.B8]/([.B8]+[.C8])" office:value-type="float" office:value="0.0501462599247806" calcext:value-type="float">
            <text:p>0.0501462599247806</text:p>
          </table:table-cell>
          <table:table-cell table:formula="of:=1-[.D8]" office:value-type="float" office:value="0.949853740075219" calcext:value-type="float">
            <text:p>0.949853740075219</text:p>
          </table:table-cell>
          <table:table-cell table:formula="of:=1/[.D8]" office:value-type="float" office:value="19.9416666666667" calcext:value-type="float">
            <text:p>19.9416666666667</text:p>
          </table:table-cell>
          <table:table-cell/>
          <table:covered-table-cell/>
          <table:table-cell table:formula="of:=1/([.$D8]+[.$E8]/[.I$5])" office:value-type="float" office:value="1.90449661758854" calcext:value-type="float">
            <text:p>1.90449661758854</text:p>
          </table:table-cell>
          <table:table-cell table:formula="of:=1/([.$D8]+[.$E8]/[.J$5])" office:value-type="float" office:value="3.47693425354159" calcext:value-type="float">
            <text:p>3.47693425354159</text:p>
          </table:table-cell>
          <table:table-cell table:formula="of:=1/([.$D8]+[.$E8]/[.K$5])" office:value-type="float" office:value="5.9214351995051" calcext:value-type="float">
            <text:p>5.9214351995051</text:p>
          </table:table-cell>
          <table:table-cell table:formula="of:=1/([.$D8]+[.$E8]/[.L$5])" office:value-type="float" office:value="9.13140949201049" calcext:value-type="float">
            <text:p>9.13140949201049</text:p>
          </table:table-cell>
          <table:table-cell table:formula="of:=1/([.$D8]+[.$E8]/[.M$5])" office:value-type="float" office:value="12.526746278423" calcext:value-type="float">
            <text:p>12.526746278423</text:p>
          </table:table-cell>
          <table:table-cell table:formula="of:=1/([.$D8]+[.$E8]/[.N$5])" office:value-type="float" office:value="15.3875213503466" calcext:value-type="float">
            <text:p>15.3875213503466</text:p>
          </table:table-cell>
          <table:table-cell table:formula="of:=1/([.$D8]+[.$E8]/[.O$5])" office:value-type="float" office:value="17.3710656156071" calcext:value-type="float">
            <text:p>17.3710656156071</text:p>
          </table:table-cell>
          <table:table-cell table:formula="of:=1/([.$D8]+[.$E8]/[.P$5])" office:value-type="float" office:value="18.5678174158155" calcext:value-type="float">
            <text:p>18.5678174158155</text:p>
          </table:table-cell>
          <table:table-cell table:formula="of:=1/([.$D8]+[.$E8]/[.Q$5])" office:value-type="float" office:value="19.2302355877137" calcext:value-type="float">
            <text:p>19.2302355877137</text:p>
          </table:table-cell>
          <table:table-cell table:formula="of:=1/([.$D8]+[.$E8]/[.R$5])" office:value-type="float" office:value="19.5794907033791" calcext:value-type="float">
            <text:p>19.5794907033791</text:p>
          </table:table-cell>
        </table:table-row>
        <table:table-row table:style-name="ro1">
          <table:table-cell table:number-columns-repeated="18"/>
        </table:table-row>
        <table:table-row table:style-name="ro1">
          <table:table-cell table:number-columns-repeated="7"/>
          <table:table-cell table:style-name="ce1" office:value-type="string" calcext:value-type="string" table:number-columns-spanned="1" table:number-rows-spanned="3">
            <text:p>E_p</text:p>
          </table:table-cell>
          <table:table-cell table:formula="of:=[.I6]/[.$I$5]" office:value-type="float" office:value="0.85171102661597" calcext:value-type="float">
            <text:p>0.85171102661597</text:p>
          </table:table-cell>
          <table:table-cell table:formula="of:=[.J6]/[.$I$5]" office:value-type="float" office:value="1.31378299120235" calcext:value-type="float">
            <text:p>1.31378299120235</text:p>
          </table:table-cell>
          <table:table-cell table:formula="of:=[.K6]/[.$I$5]" office:value-type="float" office:value="1.80281690140845" calcext:value-type="float">
            <text:p>1.80281690140845</text:p>
          </table:table-cell>
          <table:table-cell table:formula="of:=[.L6]/[.$I$5]" office:value-type="float" office:value="2.2150803461063" calcext:value-type="float">
            <text:p>2.2150803461063</text:p>
          </table:table-cell>
          <table:table-cell table:formula="of:=[.M6]/[.$I$5]" office:value-type="float" office:value="2.50104675505932" calcext:value-type="float">
            <text:p>2.50104675505932</text:p>
          </table:table-cell>
          <table:table-cell table:formula="of:=[.N6]/[.$I$5]" office:value-type="float" office:value="2.67362924281984" calcext:value-type="float">
            <text:p>2.67362924281984</text:p>
          </table:table-cell>
          <table:table-cell table:formula="of:=[.O6]/[.$I$5]" office:value-type="float" office:value="2.76917133474986" calcext:value-type="float">
            <text:p>2.76917133474986</text:p>
          </table:table-cell>
          <table:table-cell table:formula="of:=[.P6]/[.$I$5]" office:value-type="float" office:value="2.81954961156456" calcext:value-type="float">
            <text:p>2.81954961156456</text:p>
          </table:table-cell>
          <table:table-cell table:formula="of:=[.Q6]/[.$I$5]" office:value-type="float" office:value="2.84543244182008" calcext:value-type="float">
            <text:p>2.84543244182008</text:p>
          </table:table-cell>
          <table:table-cell table:formula="of:=[.R6]/[.$I$5]" office:value-type="float" office:value="2.85855287754543" calcext:value-type="float">
            <text:p>2.85855287754543</text:p>
          </table:table-cell>
        </table:table-row>
        <table:table-row table:style-name="ro1">
          <table:table-cell table:number-columns-repeated="7"/>
          <table:covered-table-cell/>
          <table:table-cell table:formula="of:=[.I7]/[.$I$5]" office:value-type="float" office:value="0.912818618396749" calcext:value-type="float">
            <text:p>0.912818618396749</text:p>
          </table:table-cell>
          <table:table-cell table:formula="of:=[.J7]/[.$I$5]" office:value-type="float" office:value="1.5545769109783" calcext:value-type="float">
            <text:p>1.5545769109783</text:p>
          </table:table-cell>
          <table:table-cell table:formula="of:=[.K7]/[.$I$5]" office:value-type="float" office:value="2.39728353140917" calcext:value-type="float">
            <text:p>2.39728353140917</text:p>
          </table:table-cell>
          <table:table-cell table:formula="of:=[.L7]/[.$I$5]" office:value-type="float" office:value="3.28863749792048" calcext:value-type="float">
            <text:p>3.28863749792048</text:p>
          </table:table-cell>
          <table:table-cell table:formula="of:=[.M7]/[.$I$5]" office:value-type="float" office:value="4.03964442627976" calcext:value-type="float">
            <text:p>4.03964442627976</text:p>
          </table:table-cell>
          <table:table-cell table:formula="of:=[.N7]/[.$I$5]" office:value-type="float" office:value="4.56035526846992" calcext:value-type="float">
            <text:p>4.56035526846992</text:p>
          </table:table-cell>
          <table:table-cell table:formula="of:=[.O7]/[.$I$5]" office:value-type="float" office:value="4.87451838609253" calcext:value-type="float">
            <text:p>4.87451838609253</text:p>
          </table:table-cell>
          <table:table-cell table:formula="of:=[.P7]/[.$I$5]" office:value-type="float" office:value="5.04841103892994" calcext:value-type="float">
            <text:p>5.04841103892994</text:p>
          </table:table-cell>
          <table:table-cell table:formula="of:=[.Q7]/[.$I$5]" office:value-type="float" office:value="5.14009442011262" calcext:value-type="float">
            <text:p>5.14009442011262</text:p>
          </table:table-cell>
          <table:table-cell table:formula="of:=[.R7]/[.$I$5]" office:value-type="float" office:value="5.18719633946839" calcext:value-type="float">
            <text:p>5.18719633946839</text:p>
          </table:table-cell>
        </table:table-row>
        <table:table-row table:style-name="ro1">
          <table:table-cell table:number-columns-repeated="7"/>
          <table:covered-table-cell/>
          <table:table-cell table:formula="of:=[.I8]/[.$I$5]" office:value-type="float" office:value="0.95224830879427" calcext:value-type="float">
            <text:p>0.95224830879427</text:p>
          </table:table-cell>
          <table:table-cell table:formula="of:=[.J8]/[.$I$5]" office:value-type="float" office:value="1.7384671267708" calcext:value-type="float">
            <text:p>1.7384671267708</text:p>
          </table:table-cell>
          <table:table-cell table:formula="of:=[.K8]/[.$I$5]" office:value-type="float" office:value="2.96071759975255" calcext:value-type="float">
            <text:p>2.96071759975255</text:p>
          </table:table-cell>
          <table:table-cell table:formula="of:=[.L8]/[.$I$5]" office:value-type="float" office:value="4.56570474600525" calcext:value-type="float">
            <text:p>4.56570474600525</text:p>
          </table:table-cell>
          <table:table-cell table:formula="of:=[.M8]/[.$I$5]" office:value-type="float" office:value="6.26337313921152" calcext:value-type="float">
            <text:p>6.26337313921152</text:p>
          </table:table-cell>
          <table:table-cell table:formula="of:=[.N8]/[.$I$5]" office:value-type="float" office:value="7.69376067517331" calcext:value-type="float">
            <text:p>7.69376067517331</text:p>
          </table:table-cell>
          <table:table-cell table:formula="of:=[.O8]/[.$I$5]" office:value-type="float" office:value="8.68553280780355" calcext:value-type="float">
            <text:p>8.68553280780355</text:p>
          </table:table-cell>
          <table:table-cell table:formula="of:=[.P8]/[.$I$5]" office:value-type="float" office:value="9.28390870790774" calcext:value-type="float">
            <text:p>9.28390870790774</text:p>
          </table:table-cell>
          <table:table-cell table:formula="of:=[.Q8]/[.$I$5]" office:value-type="float" office:value="9.61511779385683" calcext:value-type="float">
            <text:p>9.61511779385683</text:p>
          </table:table-cell>
          <table:table-cell table:formula="of:=[.R8]/[.$I$5]" office:value-type="float" office:value="9.78974535168953" calcext:value-type="float">
            <text:p>9.78974535168953</text:p>
          </table:table-cell>
        </table:table-row>
        <table:table-row table:style-name="ro1" table:number-rows-repeated="12">
          <table:table-cell table:number-columns-repeated="18"/>
        </table:table-row>
        <table:table-row table:style-name="ro1"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 table:number-rows-repeated="23">
          <table:table-cell table:number-columns-repeated="18"/>
        </table:table-row>
        <table:table-row table:style-name="ro1"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 table:number-rows-repeated="25">
          <table:table-cell table:number-columns-repeated="18"/>
        </table:table-row>
        <table:table-row table:style-name="ro1">
          <table:table-cell table:number-columns-repeated="11"/>
          <table:table-cell office:value-type="float" office:value="3" calcext:value-type="float">
            <text:p>3</text:p>
          </table:table-cell>
          <table:table-cell table:number-columns-repeated="6"/>
        </table:table-row>
      </table:table>
      <table:table table:name="LAB3" table:style-name="ta1">
        <table:table-column table:style-name="co1" table:number-columns-repeated="10" table:default-cell-style-name="Default"/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Load time</text:p>
          </table:table-cell>
          <table:table-cell office:value-type="string" calcext:value-type="string">
            <text:p>Calc time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x teorinis pagreitejimas</text:p>
          </table:table-cell>
          <table:table-cell/>
          <table:table-cell office:value-type="string" calcext:value-type="string">
            <text:p>SP</text:p>
          </table:table-cell>
          <table:table-cell office:value-type="string" calcext:value-type="string">
            <text:p>Praktini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(2.12+2.12+2.08)/3" office:value-type="float" office:value="2.10666666666667" calcext:value-type="float">
            <text:p>2.10666666666667</text:p>
          </table:table-cell>
          <table:table-cell table:formula="of:=(18.38+18.28+18.36)/3" office:value-type="float" office:value="18.34" calcext:value-type="float">
            <text:p>18.34</text:p>
          </table:table-cell>
          <table:table-cell table:formula="of:=[.B4]+[.C4]" office:value-type="float" office:value="20.4466666666667" calcext:value-type="float">
            <text:p>20.4466666666667</text:p>
          </table:table-cell>
          <table:table-cell table:formula="of:=[.B4]/([.$B$4]+[.$C$4])" office:value-type="float" office:value="0.103032279100098" calcext:value-type="float">
            <text:p>0.103032279100098</text:p>
          </table:table-cell>
          <table:table-cell table:formula="of:=[.C4]/([.$B$4]+[.$C$4])" office:value-type="float" office:value="0.896967720899902" calcext:value-type="float">
            <text:p>0.896967720899902</text:p>
          </table:table-cell>
          <table:table-cell table:formula="of:=1/[.E4]" office:value-type="float" office:value="9.70569620253164" calcext:value-type="float">
            <text:p>9.70569620253164</text:p>
          </table:table-cell>
          <table:table-cell/>
          <table:table-cell table:formula="of:=1/([.E4]+([.F4]/[.A4])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(2.14+2.18+2.11)/3" office:value-type="float" office:value="2.14333333333333" calcext:value-type="float">
            <text:p>2.14333333333333</text:p>
          </table:table-cell>
          <table:table-cell table:formula="of:=(9.54+9.55+9.65)/3" office:value-type="float" office:value="9.58" calcext:value-type="float">
            <text:p>9.58</text:p>
          </table:table-cell>
          <table:table-cell table:formula="of:=[.B5]+[.C5]" office:value-type="float" office:value="11.7233333333333" calcext:value-type="float">
            <text:p>11.7233333333333</text:p>
          </table:table-cell>
          <table:table-cell table:formula="of:=[.B5]/([.$B$5]+[.$C$5])" office:value-type="float" office:value="0.182826272391243" calcext:value-type="float">
            <text:p>0.182826272391243</text:p>
          </table:table-cell>
          <table:table-cell table:formula="of:=[.C5]/([.$B$5]+[.$C$5])" office:value-type="float" office:value="0.817173727608758" calcext:value-type="float">
            <text:p>0.817173727608758</text:p>
          </table:table-cell>
          <table:table-cell table:number-columns-repeated="2"/>
          <table:table-cell table:formula="of:=1/([.E5]+([.F5]/[.A5]))" office:value-type="float" office:value="1.69086538461538" calcext:value-type="float">
            <text:p>1.69086538461538</text:p>
          </table:table-cell>
          <table:table-cell table:formula="of:=[.D4]/[.D5]" office:value-type="float" office:value="1.74410008529997" calcext:value-type="float">
            <text:p>1.7441000852999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(2.17+2.09+2.13)/3" office:value-type="float" office:value="2.13" calcext:value-type="float">
            <text:p>2.13</text:p>
          </table:table-cell>
          <table:table-cell table:formula="of:=(7.7+7.76+7.65)/3" office:value-type="float" office:value="7.70333333333333" calcext:value-type="float">
            <text:p>7.70333333333333</text:p>
          </table:table-cell>
          <table:table-cell table:formula="of:=[.B6]+[.C6]" office:value-type="float" office:value="9.83333333333333" calcext:value-type="float">
            <text:p>9.83333333333333</text:p>
          </table:table-cell>
          <table:table-cell table:formula="of:=[.B6]/([.$B$6]+[.$C$6])" office:value-type="float" office:value="0.216610169491525" calcext:value-type="float">
            <text:p>0.216610169491525</text:p>
          </table:table-cell>
          <table:table-cell table:formula="of:=[.C6]/([.$B$6]+[.$C$6])" office:value-type="float" office:value="0.783389830508475" calcext:value-type="float">
            <text:p>0.783389830508475</text:p>
          </table:table-cell>
          <table:table-cell table:number-columns-repeated="2"/>
          <table:table-cell table:formula="of:=1/([.E6]+([.F6]/[.A6]))" office:value-type="float" office:value="2.42449147318677" calcext:value-type="float">
            <text:p>2.42449147318677</text:p>
          </table:table-cell>
          <table:table-cell table:formula="of:=[.D4]/[.D6]" office:value-type="float" office:value="2.07932203389831" calcext:value-type="float">
            <text:p>2.07932203389831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3"/>
          <table:table-cell table:formula="of:=[.D4]/[.D5]" office:value-type="float" office:value="1.74410008529997" calcext:value-type="float">
            <text:p>1.74410008529997</text:p>
          </table:table-cell>
          <table:table-cell table:number-columns-repeated="6"/>
        </table:table-row>
      </table:table>
      <table:table table:name="LAB4" table:style-name="ta1"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row table:style-name="ro1">
          <table:table-cell/>
          <table:table-cell office:value-type="string" calcext:value-type="string">
            <text:p>static default</text:p>
          </table:table-cell>
          <table:table-cell office:value-type="string" calcext:value-type="string">
            <text:p>static chunk 2500</text:p>
          </table:table-cell>
          <table:table-cell office:value-type="string" calcext:value-type="string">
            <text:p>static chunk 1250</text:p>
          </table:table-cell>
          <table:table-cell office:value-type="string" calcext:value-type="string">
            <text:p>Static 625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Guided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formula="of:=(0.04+0.04+0.05)/3" office:value-type="float" office:value="0.0433333333333333" calcext:value-type="float">
            <text:p>0.0433333333333333</text:p>
          </table:table-cell>
          <table:table-cell table:formula="of:=(0.05+0.04+0.04)/3" office:value-type="float" office:value="0.0433333333333333" calcext:value-type="float">
            <text:p>0.0433333333333333</text:p>
          </table:table-cell>
          <table:table-cell office:value-type="float" office:value="0.04" calcext:value-type="float">
            <text:p>0.04</text:p>
          </table:table-cell>
          <table:table-cell table:formula="of:=(0.05+0.04+0.04)/3" office:value-type="float" office:value="0.0433333333333333" calcext:value-type="float">
            <text:p>0.0433333333333333</text:p>
          </table:table-cell>
          <table:table-cell table:number-columns-repeated="2" office:value-type="float" office:value="0.04" calcext:value-type="float">
            <text:p>0.04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table:formula="of:=(26.87+28.33+27.14)/3" office:value-type="float" office:value="27.4466666666667" calcext:value-type="float">
            <text:p>27.4466666666667</text:p>
          </table:table-cell>
          <table:table-cell table:formula="of:=(44.66+44.44+44.61)/3" office:value-type="float" office:value="44.57" calcext:value-type="float">
            <text:p>44.57</text:p>
          </table:table-cell>
          <table:table-cell table:formula="of:=(44.58+44.39+44.23)/3" office:value-type="float" office:value="44.4" calcext:value-type="float">
            <text:p>44.4</text:p>
          </table:table-cell>
          <table:table-cell table:formula="of:=(44.35+44.65+44.23)/3" office:value-type="float" office:value="44.41" calcext:value-type="float">
            <text:p>44.41</text:p>
          </table:table-cell>
          <table:table-cell table:formula="of:=(18.97+18.94+19.79)/3" office:value-type="float" office:value="19.2333333333333" calcext:value-type="float">
            <text:p>19.2333333333333</text:p>
          </table:table-cell>
          <table:table-cell table:formula="of:=(19.86+19.39+20.46)/3" office:value-type="float" office:value="19.9033333333333" calcext:value-type="float">
            <text:p>19.9033333333333</text:p>
          </table:table-cell>
        </table:table-row>
        <table:table-row table:style-name="ro1" table:number-rows-repeated="3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kindof geriausias dynamic?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SC" svg:font-family="'Source Han Sans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15T09:51:03.282797921</meta:creation-date>
    <dc:date>2022-10-06T11:33:39.423938942</dc:date>
    <meta:editing-duration>PT38M49S</meta:editing-duration>
    <meta:editing-cycles>7</meta:editing-cycles>
    <meta:generator>LibreOffice/7.4.1.2$Linux_X86_64 LibreOffice_project/40$Build-2</meta:generator>
    <meta:document-statistic meta:table-count="3" meta:cell-count="155" meta:object-count="4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703cm" svg:y="4.201cm" style:legend-expansion="high" chart:style-name="ch2"/>
        <chart:plot-area chart:style-name="ch3" table:cell-range-address="Sheet1.I5:Sheet1.R5 Sheet1.I7:Sheet1.R7" chart:data-source-has-labels="row" svg:x="0.32cm" svg:y="0.18cm" svg:width="13.063cm" svg:height="8.64cm">
          <chart:coordinate-region svg:x="0.941cm" svg:y="0.379cm" svg:width="12.07cm" svg:height="7.794cm"/>
          <chart:axis chart:dimension="x" chart:name="primary-x" chart:style-name="ch4" chartooo:axis-type="auto">
            <chartooo:date-scale/>
            <chart:categories table:cell-range-address="Sheet1.I5:Sheet1.R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I7:Sheet1.R7" chart:class="chart:line"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2">
                <text:p>2</text:p>
                <draw:g>
                  <svg:desc>Sheet1.I5:Sheet1.R5</svg:desc>
                </draw:g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32">
                <text:p>32</text:p>
              </table:table-cell>
              <table:table-cell office:value-type="float" office:value="64">
                <text:p>64</text:p>
              </table:table-cell>
              <table:table-cell office:value-type="float" office:value="128">
                <text:p>128</text:p>
              </table:table-cell>
              <table:table-cell office:value-type="float" office:value="256">
                <text:p>256</text:p>
              </table:table-cell>
              <table:table-cell office:value-type="float" office:value="512">
                <text:p>512</text:p>
              </table:table-cell>
              <table:table-cell office:value-type="float" office:value="1024">
                <text:p>1024</text:p>
              </table:table-cell>
            </table:table-row>
          </table:table-header-rows>
          <table:table-rows>
            <table:table-row>
              <table:table-cell office:value-type="string">
                <text:p>Row 7</text:p>
                <draw:g>
                  <svg:desc/>
                </draw:g>
              </table:table-cell>
              <table:table-cell office:value-type="float" office:value="1.8256372367935">
                <text:p>1.8256372367935</text:p>
                <draw:g>
                  <svg:desc>Sheet1.I7:Sheet1.R7</svg:desc>
                </draw:g>
              </table:table-cell>
              <table:table-cell office:value-type="float" office:value="3.10915382195659">
                <text:p>3.10915382195659</text:p>
              </table:table-cell>
              <table:table-cell office:value-type="float" office:value="4.79456706281834">
                <text:p>4.79456706281834</text:p>
              </table:table-cell>
              <table:table-cell office:value-type="float" office:value="6.57727499584096">
                <text:p>6.57727499584096</text:p>
              </table:table-cell>
              <table:table-cell office:value-type="float" office:value="8.07928885255952">
                <text:p>8.07928885255952</text:p>
              </table:table-cell>
              <table:table-cell office:value-type="float" office:value="9.12071053693984">
                <text:p>9.12071053693984</text:p>
              </table:table-cell>
              <table:table-cell office:value-type="float" office:value="9.74903677218506">
                <text:p>9.74903677218506</text:p>
              </table:table-cell>
              <table:table-cell office:value-type="float" office:value="10.0968220778599">
                <text:p>10.0968220778599</text:p>
              </table:table-cell>
              <table:table-cell office:value-type="float" office:value="10.2801888402252">
                <text:p>10.2801888402252</text:p>
              </table:table-cell>
              <table:table-cell office:value-type="float" office:value="10.3743926789368">
                <text:p>10.374392678936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1.2$Linux_X86_64 LibreOffice_project/4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703cm" svg:y="4.201cm" style:legend-expansion="high" chart:style-name="ch2"/>
        <chart:plot-area chart:style-name="ch3" table:cell-range-address="Sheet1.I5:Sheet1.R6" chart:data-source-has-labels="row" svg:x="0.32cm" svg:y="0.18cm" svg:width="13.063cm" svg:height="8.64cm">
          <chart:coordinate-region svg:x="0.756cm" svg:y="0.38cm" svg:width="12.255cm" svg:height="7.793cm"/>
          <chart:axis chart:dimension="x" chart:name="primary-x" chart:style-name="ch4" chartooo:axis-type="auto">
            <chartooo:date-scale/>
            <chart:categories table:cell-range-address="Sheet1.I5:Sheet1.R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I6:Sheet1.R6" chart:class="chart:line"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2">
                <text:p>2</text:p>
                <draw:g>
                  <svg:desc>Sheet1.I5:Sheet1.R5</svg:desc>
                </draw:g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32">
                <text:p>32</text:p>
              </table:table-cell>
              <table:table-cell office:value-type="float" office:value="64">
                <text:p>64</text:p>
              </table:table-cell>
              <table:table-cell office:value-type="float" office:value="128">
                <text:p>128</text:p>
              </table:table-cell>
              <table:table-cell office:value-type="float" office:value="256">
                <text:p>256</text:p>
              </table:table-cell>
              <table:table-cell office:value-type="float" office:value="512">
                <text:p>512</text:p>
              </table:table-cell>
              <table:table-cell office:value-type="float" office:value="1024">
                <text:p>1024</text:p>
              </table:table-cell>
            </table:table-row>
          </table:table-header-rows>
          <table:table-rows>
            <table:table-row>
              <table:table-cell office:value-type="string">
                <text:p>Row 6</text:p>
                <draw:g>
                  <svg:desc/>
                </draw:g>
              </table:table-cell>
              <table:table-cell office:value-type="float" office:value="1.70342205323194">
                <text:p>1.70342205323194</text:p>
                <draw:g>
                  <svg:desc>Sheet1.I6:Sheet1.R6</svg:desc>
                </draw:g>
              </table:table-cell>
              <table:table-cell office:value-type="float" office:value="2.62756598240469">
                <text:p>2.62756598240469</text:p>
              </table:table-cell>
              <table:table-cell office:value-type="float" office:value="3.6056338028169">
                <text:p>3.6056338028169</text:p>
              </table:table-cell>
              <table:table-cell office:value-type="float" office:value="4.43016069221261">
                <text:p>4.43016069221261</text:p>
              </table:table-cell>
              <table:table-cell office:value-type="float" office:value="5.00209351011863">
                <text:p>5.00209351011863</text:p>
              </table:table-cell>
              <table:table-cell office:value-type="float" office:value="5.34725848563969">
                <text:p>5.34725848563969</text:p>
              </table:table-cell>
              <table:table-cell office:value-type="float" office:value="5.53834266949971">
                <text:p>5.53834266949971</text:p>
              </table:table-cell>
              <table:table-cell office:value-type="float" office:value="5.63909922312912">
                <text:p>5.63909922312912</text:p>
              </table:table-cell>
              <table:table-cell office:value-type="float" office:value="5.69086488364015">
                <text:p>5.69086488364015</text:p>
              </table:table-cell>
              <table:table-cell office:value-type="float" office:value="5.71710575509085">
                <text:p>5.7171057550908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1.2$Linux_X86_64 LibreOffice_project/4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703cm" svg:y="4.201cm" style:legend-expansion="high" chart:style-name="ch2"/>
        <chart:plot-area chart:style-name="ch3" table:cell-range-address="Sheet1.I5:Sheet1.R5 Sheet1.I8:Sheet1.R8" chart:data-source-has-labels="row" svg:x="0.292cm" svg:y="0.258cm" svg:width="13.062cm" svg:height="8.639cm">
          <chart:coordinate-region svg:x="0.913cm" svg:y="0.457cm" svg:width="12.069cm" svg:height="7.793cm"/>
          <chart:axis chart:dimension="x" chart:name="primary-x" chart:style-name="ch4" chartooo:axis-type="auto">
            <chartooo:date-scale/>
            <chart:categories table:cell-range-address="Sheet1.I5:Sheet1.R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I8:Sheet1.R8" chart:class="chart:line"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2">
                <text:p>2</text:p>
                <draw:g>
                  <svg:desc>Sheet1.I5:Sheet1.R5</svg:desc>
                </draw:g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32">
                <text:p>32</text:p>
              </table:table-cell>
              <table:table-cell office:value-type="float" office:value="64">
                <text:p>64</text:p>
              </table:table-cell>
              <table:table-cell office:value-type="float" office:value="128">
                <text:p>128</text:p>
              </table:table-cell>
              <table:table-cell office:value-type="float" office:value="256">
                <text:p>256</text:p>
              </table:table-cell>
              <table:table-cell office:value-type="float" office:value="512">
                <text:p>512</text:p>
              </table:table-cell>
              <table:table-cell office:value-type="float" office:value="1024">
                <text:p>1024</text:p>
              </table:table-cell>
            </table:table-row>
          </table:table-header-rows>
          <table:table-rows>
            <table:table-row>
              <table:table-cell office:value-type="string">
                <text:p>Row 8</text:p>
                <draw:g>
                  <svg:desc/>
                </draw:g>
              </table:table-cell>
              <table:table-cell office:value-type="float" office:value="1.90449661758854">
                <text:p>1.90449661758854</text:p>
                <draw:g>
                  <svg:desc>Sheet1.I8:Sheet1.R8</svg:desc>
                </draw:g>
              </table:table-cell>
              <table:table-cell office:value-type="float" office:value="3.47693425354159">
                <text:p>3.47693425354159</text:p>
              </table:table-cell>
              <table:table-cell office:value-type="float" office:value="5.9214351995051">
                <text:p>5.9214351995051</text:p>
              </table:table-cell>
              <table:table-cell office:value-type="float" office:value="9.13140949201049">
                <text:p>9.13140949201049</text:p>
              </table:table-cell>
              <table:table-cell office:value-type="float" office:value="12.526746278423">
                <text:p>12.526746278423</text:p>
              </table:table-cell>
              <table:table-cell office:value-type="float" office:value="15.3875213503466">
                <text:p>15.3875213503466</text:p>
              </table:table-cell>
              <table:table-cell office:value-type="float" office:value="17.3710656156071">
                <text:p>17.3710656156071</text:p>
              </table:table-cell>
              <table:table-cell office:value-type="float" office:value="18.5678174158155">
                <text:p>18.5678174158155</text:p>
              </table:table-cell>
              <table:table-cell office:value-type="float" office:value="19.2302355877137">
                <text:p>19.2302355877137</text:p>
              </table:table-cell>
              <table:table-cell office:value-type="float" office:value="19.5794907033791">
                <text:p>19.579490703379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1.2$Linux_X86_64 LibreOffice_project/40$Build-2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row-mapping="0 1 2" chart:style-name="ch1">
        <chart:legend chart:legend-position="end" svg:x="13.703cm" svg:y="3.703cm" style:legend-expansion="high" chart:style-name="ch2"/>
        <chart:plot-area chart:style-name="ch3" table:cell-range-address="Sheet1.I5:Sheet1.R8" chart:data-source-has-labels="row" svg:x="0.32cm" svg:y="0.18cm" svg:width="13.063cm" svg:height="8.64cm">
          <chart:coordinate-region svg:x="0.941cm" svg:y="0.379cm" svg:width="12.07cm" svg:height="7.794cm"/>
          <chart:axis chart:dimension="x" chart:name="primary-x" chart:style-name="ch4" chartooo:axis-type="auto">
            <chart:categories table:cell-range-address="Sheet1.I5:Sheet1.R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I6:Sheet1.R6" chart:class="chart:scatter">
            <chart:domain table:cell-range-address="Sheet1.I5:Sheet1.R5"/>
            <chart:data-point chart:repeated="10"/>
          </chart:series>
          <chart:series chart:style-name="ch8" chart:values-cell-range-address="Sheet1.I7:Sheet1.R7" chart:class="chart:scatter">
            <chart:data-point chart:repeated="10"/>
          </chart:series>
          <chart:series chart:style-name="ch9" chart:values-cell-range-address="Sheet1.I8:Sheet1.R8" chart:class="chart:scatter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2">
                <text:p>2</text:p>
                <draw:g>
                  <svg:desc>Sheet1.I5:Sheet1.R5</svg:desc>
                </draw:g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32">
                <text:p>32</text:p>
              </table:table-cell>
              <table:table-cell office:value-type="float" office:value="64">
                <text:p>64</text:p>
              </table:table-cell>
              <table:table-cell office:value-type="float" office:value="128">
                <text:p>128</text:p>
              </table:table-cell>
              <table:table-cell office:value-type="float" office:value="256">
                <text:p>256</text:p>
              </table:table-cell>
              <table:table-cell office:value-type="float" office:value="512">
                <text:p>512</text:p>
              </table:table-cell>
              <table:table-cell office:value-type="float" office:value="1024">
                <text:p>1024</text:p>
              </table:table-cell>
            </table:table-row>
          </table:table-header-rows>
          <table:table-rows>
            <table:table-row>
              <table:table-cell office:value-type="string">
                <text:p>Row 5</text:p>
                <draw:g>
                  <svg:desc/>
                </draw:g>
              </table:table-cell>
              <table:table-cell office:value-type="float" office:value="2">
                <text:p>2</text:p>
                <draw:g>
                  <svg:desc>Sheet1.I5:Sheet1.R5</svg:desc>
                </draw:g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32">
                <text:p>32</text:p>
              </table:table-cell>
              <table:table-cell office:value-type="float" office:value="64">
                <text:p>64</text:p>
              </table:table-cell>
              <table:table-cell office:value-type="float" office:value="128">
                <text:p>128</text:p>
              </table:table-cell>
              <table:table-cell office:value-type="float" office:value="256">
                <text:p>256</text:p>
              </table:table-cell>
              <table:table-cell office:value-type="float" office:value="512">
                <text:p>512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Row 6</text:p>
                <draw:g>
                  <svg:desc/>
                </draw:g>
              </table:table-cell>
              <table:table-cell office:value-type="float" office:value="1.70342205323194">
                <text:p>1.70342205323194</text:p>
                <draw:g>
                  <svg:desc>Sheet1.I6:Sheet1.R6</svg:desc>
                </draw:g>
              </table:table-cell>
              <table:table-cell office:value-type="float" office:value="2.62756598240469">
                <text:p>2.62756598240469</text:p>
              </table:table-cell>
              <table:table-cell office:value-type="float" office:value="3.6056338028169">
                <text:p>3.6056338028169</text:p>
              </table:table-cell>
              <table:table-cell office:value-type="float" office:value="4.43016069221261">
                <text:p>4.43016069221261</text:p>
              </table:table-cell>
              <table:table-cell office:value-type="float" office:value="5.00209351011863">
                <text:p>5.00209351011863</text:p>
              </table:table-cell>
              <table:table-cell office:value-type="float" office:value="5.34725848563969">
                <text:p>5.34725848563969</text:p>
              </table:table-cell>
              <table:table-cell office:value-type="float" office:value="5.53834266949971">
                <text:p>5.53834266949971</text:p>
              </table:table-cell>
              <table:table-cell office:value-type="float" office:value="5.63909922312912">
                <text:p>5.63909922312912</text:p>
              </table:table-cell>
              <table:table-cell office:value-type="float" office:value="5.69086488364015">
                <text:p>5.69086488364015</text:p>
              </table:table-cell>
              <table:table-cell office:value-type="float" office:value="5.71710575509085">
                <text:p>5.71710575509085</text:p>
              </table:table-cell>
            </table:table-row>
            <table:table-row>
              <table:table-cell office:value-type="string">
                <text:p>Row 7</text:p>
                <draw:g>
                  <svg:desc/>
                </draw:g>
              </table:table-cell>
              <table:table-cell office:value-type="float" office:value="1.8256372367935">
                <text:p>1.8256372367935</text:p>
                <draw:g>
                  <svg:desc>Sheet1.I7:Sheet1.R7</svg:desc>
                </draw:g>
              </table:table-cell>
              <table:table-cell office:value-type="float" office:value="3.10915382195659">
                <text:p>3.10915382195659</text:p>
              </table:table-cell>
              <table:table-cell office:value-type="float" office:value="4.79456706281834">
                <text:p>4.79456706281834</text:p>
              </table:table-cell>
              <table:table-cell office:value-type="float" office:value="6.57727499584096">
                <text:p>6.57727499584096</text:p>
              </table:table-cell>
              <table:table-cell office:value-type="float" office:value="8.07928885255952">
                <text:p>8.07928885255952</text:p>
              </table:table-cell>
              <table:table-cell office:value-type="float" office:value="9.12071053693984">
                <text:p>9.12071053693984</text:p>
              </table:table-cell>
              <table:table-cell office:value-type="float" office:value="9.74903677218506">
                <text:p>9.74903677218506</text:p>
              </table:table-cell>
              <table:table-cell office:value-type="float" office:value="10.0968220778599">
                <text:p>10.0968220778599</text:p>
              </table:table-cell>
              <table:table-cell office:value-type="float" office:value="10.2801888402252">
                <text:p>10.2801888402252</text:p>
              </table:table-cell>
              <table:table-cell office:value-type="float" office:value="10.3743926789368">
                <text:p>10.3743926789368</text:p>
              </table:table-cell>
            </table:table-row>
            <table:table-row>
              <table:table-cell office:value-type="string">
                <text:p>Row 8</text:p>
                <draw:g>
                  <svg:desc/>
                </draw:g>
              </table:table-cell>
              <table:table-cell office:value-type="float" office:value="1.90449661758854">
                <text:p>1.90449661758854</text:p>
                <draw:g>
                  <svg:desc>Sheet1.I8:Sheet1.R8</svg:desc>
                </draw:g>
              </table:table-cell>
              <table:table-cell office:value-type="float" office:value="3.47693425354159">
                <text:p>3.47693425354159</text:p>
              </table:table-cell>
              <table:table-cell office:value-type="float" office:value="5.9214351995051">
                <text:p>5.9214351995051</text:p>
              </table:table-cell>
              <table:table-cell office:value-type="float" office:value="9.13140949201049">
                <text:p>9.13140949201049</text:p>
              </table:table-cell>
              <table:table-cell office:value-type="float" office:value="12.526746278423">
                <text:p>12.526746278423</text:p>
              </table:table-cell>
              <table:table-cell office:value-type="float" office:value="15.3875213503466">
                <text:p>15.3875213503466</text:p>
              </table:table-cell>
              <table:table-cell office:value-type="float" office:value="17.3710656156071">
                <text:p>17.3710656156071</text:p>
              </table:table-cell>
              <table:table-cell office:value-type="float" office:value="18.5678174158155">
                <text:p>18.5678174158155</text:p>
              </table:table-cell>
              <table:table-cell office:value-type="float" office:value="19.2302355877137">
                <text:p>19.2302355877137</text:p>
              </table:table-cell>
              <table:table-cell office:value-type="float" office:value="19.5794907033791">
                <text:p>19.579490703379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1.2$Linux_X86_64 LibreOffice_project/40$Build-2</meta:generator>
  </office:meta>
</office:document-meta>
</file>

<file path=Object 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